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200000250F68FC48D8E8848CD.png" manifest:media-type="image/png"/>
  <manifest:file-entry manifest:full-path="Pictures/20000009000070F8000030AFB317D951B577D9EB.svm" manifest:media-type=""/>
  <manifest:file-entry manifest:full-path="Pictures/1000000000000441000000E2E91BF3A8F1A81FA0.png" manifest:media-type="image/png"/>
  <manifest:file-entry manifest:full-path="Pictures/1000000000000448000002A8BFB5E5DFEA00FB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Figura4" text:anchor-type="paragraph" svg:width="17cm" svg:height="7.565cm" draw:z-index="2"><draw:image xlink:href="Pictures/100000000000053200000250F68FC48D8E8848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-0.132cm" svg:y="0.609cm" svg:width="17cm" svg:height="7.325cm" draw:z-index="0"><draw:image xlink:href="Pictures/20000009000070F8000030AFB317D951B577D9E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x="-0.079cm" svg:y="0.106cm" svg:width="17cm" svg:height="3.528cm" draw:z-index="1"><draw:image xlink:href="Pictures/1000000000000441000000E2E91BF3A8F1A81F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3" text:anchor-type="paragraph" svg:x="0.079cm" svg:y="0.28cm" svg:width="17cm" svg:height="10.546cm" draw:z-index="3"><draw:image xlink:href="Pictures/1000000000000448000002A8BFB5E5DFEA00FB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54:24.988000000</meta:creation-date>
    <dc:date>2018-02-26T13:15:11.807000000</dc:date>
    <meta:editing-duration>PT7M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